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66mm"/>
    </style:style>
    <style:style style:name="co3" style:family="table-column">
      <style:table-column-properties fo:break-before="auto" style:column-width="32.4mm"/>
    </style:style>
    <style:style style:name="co4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13.01mm" svg:y="7.11mm">
            <draw:object draw:notify-on-update-of-ranges="Sheet1.F15:Sheet1.F18 Sheet1.D14:Sheet1.D14 Sheet1.D15:Sheet1.D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 table:number-rows-repeated="6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ltitud º $\pm 1º$</text:p>
          </table:table-cell>
          <table:table-cell office:value-type="string" calcext:value-type="string">
            <text:p>Cénit º $\pm 1º$</text:p>
          </table:table-cell>
          <table:table-cell office:value-type="string" calcext:value-type="string">
            <text:p>$\chi_o \pm 0,01 m.a/c^2$</text:p>
          </table:table-cell>
          <table:table-cell office:value-type="string" calcext:value-type="string">
            <text:p>M’ $\pm 0^m,01$</text:p>
          </table:table-cell>
          <table:table-cell office:value-type="string" calcext:value-type="string">
            <text:p>K 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.31" calcext:value-type="float">
            <text:p>1,31</text:p>
          </table:table-cell>
          <table:table-cell office:value-type="float" office:value="0.9" calcext:value-type="float">
            <text:p>0,9</text:p>
          </table:table-cell>
          <table:table-cell table:formula="of:=[.D22]/1.086/[.E8]" office:value-type="float" office:value="0.0269553462370226" calcext:value-type="float">
            <text:p>0,0269553462370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1.74" calcext:value-type="float">
            <text:p>1,74</text:p>
          </table:table-cell>
          <table:table-cell office:value-type="float" office:value="0.98" calcext:value-type="float">
            <text:p>0,98</text:p>
          </table:table-cell>
          <table:table-cell table:formula="of:=[.D23]/1.086/[.E9]" office:value-type="float" office:value="0.00160874010681261" calcext:value-type="float">
            <text:p>0,0016087401068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2.37" calcext:value-type="float">
            <text:p>2,37</text:p>
          </table:table-cell>
          <table:table-cell office:value-type="float" office:value="1.07" calcext:value-type="float">
            <text:p>1,07</text:p>
          </table:table-cell>
          <table:table-cell table:formula="of:=[.D24]/1.086/[.E10]" office:value-type="float" office:value="0.383705133510036" calcext:value-type="float">
            <text:p>0,38370513351003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.92" calcext:value-type="float">
            <text:p>2,92</text:p>
          </table:table-cell>
          <table:table-cell office:value-type="float" office:value="1.17" calcext:value-type="float">
            <text:p>1,17</text:p>
          </table:table-cell>
          <table:table-cell table:formula="of:=[.D25]/1.086/[.E11]" office:value-type="float" office:value="50.1821736586658" calcext:value-type="float">
            <text:p>50,1821736586658</text:p>
          </table:table-cell>
          <table:table-cell table:number-columns-repeated="2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enit rad ± 0,018</text:p>
          </table:table-cell>
          <table:table-cell office:value-type="string" calcext:value-type="string">
            <text:p>sec(cenit)</text:p>
          </table:table-cell>
          <table:table-cell/>
          <table:table-cell office:value-type="string" calcext:value-type="string">
            <text:p>X_0*sec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PI()*[.D8]/180" office:value-type="float" office:value="0.698131700797732" calcext:value-type="float">
            <text:p>0,698131700797732</text:p>
          </table:table-cell>
          <table:table-cell table:formula="of:=SEC([.C15])" office:value-type="float" office:value="1.30540728933228" calcext:value-type="float">
            <text:p>1,30540728933228</text:p>
          </table:table-cell>
          <table:table-cell table:formula="of:=0.018*TAN([.C15])*SEC([.C15])" office:value-type="float" office:value="0.0197166019502673" calcext:value-type="float">
            <text:p>0,019716601950267</text:p>
          </table:table-cell>
          <table:table-cell table:formula="of:=[.D15]*[.E8]" office:value-type="float" office:value="1.71008354902529" calcext:value-type="float">
            <text:p>1,710083549025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PI()*[.D9]/180" office:value-type="float" office:value="0.959931088596881" calcext:value-type="float">
            <text:p>0,959931088596881</text:p>
          </table:table-cell>
          <table:table-cell table:formula="of:=SEC([.C16])" office:value-type="float" office:value="1.7434467956211" calcext:value-type="float">
            <text:p>1,7434467956211</text:p>
          </table:table-cell>
          <table:table-cell table:formula="of:=0.018*TAN([.C16])*SEC([.C16])" office:value-type="float" office:value="0.0448182011884896" calcext:value-type="float">
            <text:p>0,04481820118849</text:p>
          </table:table-cell>
          <table:table-cell table:formula="of:=[.D16]*[.E9]" office:value-type="float" office:value="3.03359742438071" calcext:value-type="float">
            <text:p>3,03359742438071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PI()*[.D10]/180" office:value-type="float" office:value="1.13446401379631" calcext:value-type="float">
            <text:p>1,13446401379631</text:p>
          </table:table-cell>
          <table:table-cell table:formula="of:=SEC([.C17])" office:value-type="float" office:value="2.3662015831525" calcext:value-type="float">
            <text:p>2,3662015831525</text:p>
          </table:table-cell>
          <table:table-cell table:formula="of:=0.018*TAN([.C17])*SEC([.C17])" office:value-type="float" office:value="0.0913380420670417" calcext:value-type="float">
            <text:p>0,091338042067042</text:p>
          </table:table-cell>
          <table:table-cell table:formula="of:=[.D17]*[.E10]" office:value-type="float" office:value="5.60789775207142" calcext:value-type="float">
            <text:p>5,60789775207142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PI()*[.D11]/180" office:value-type="float" office:value="1.22173047639603" calcext:value-type="float">
            <text:p>1,22173047639603</text:p>
          </table:table-cell>
          <table:table-cell table:formula="of:=SEC([.C18])" office:value-type="float" office:value="2.92380440016309" calcext:value-type="float">
            <text:p>2,92380440016309</text:p>
          </table:table-cell>
          <table:table-cell table:formula="of:=0.018*TAN([.C18])*SEC([.C18])" office:value-type="float" office:value="0.144595558230303" calcext:value-type="float">
            <text:p>0,144595558230303</text:p>
          </table:table-cell>
          <table:table-cell table:formula="of:=[.D18]*[.E11]" office:value-type="float" office:value="8.53750884847621" calcext:value-type="float">
            <text:p>8,53750884847621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3"/>
          <table:table-cell table:number-matrix-columns-spanned="2" table:number-matrix-rows-spanned="4" table:formula="of:=LINEST([.F8:.F11];[.F15:.F18];1;1)" office:value-type="float" office:value="0.0383482928775625" calcext:value-type="float">
            <text:p>0,038348292877563</text:p>
          </table:table-cell>
          <table:table-cell office:value-type="float" office:value="0.848908934381025" calcext:value-type="float">
            <text:p>0,848908934381025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00303993965543738" calcext:value-type="float">
            <text:p>0,003039939655437</text:p>
          </table:table-cell>
          <table:table-cell office:value-type="float" office:value="0.0164033319617521" calcext:value-type="float">
            <text:p>0,01640333196175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0.9875879467308" calcext:value-type="float">
            <text:p>0,9875879467308</text:p>
          </table:table-cell>
          <table:table-cell office:value-type="float" office:value="0.0158733953949607" calcext:value-type="float">
            <text:p>0,015873395394961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59.133694532468" calcext:value-type="float">
            <text:p>159,13369453246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0 = n</text:p>
          </table:table-cell>
          <table:table-cell table:formula="of:=[.E22]" office:value-type="float" office:value="0.848908934381025" calcext:value-type="float">
            <text:p>0,848908934381025</text:p>
          </table:table-cell>
          <table:table-cell table:formula="of:=[.E23]" office:value-type="float" office:value="0.0164033319617521" calcext:value-type="float">
            <text:p>0,016403331961752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K = m/1,086</text:p>
          </table:table-cell>
          <table:table-cell table:formula="of:=[.D22]/1.086" office:value-type="float" office:value="0.0353115035704996" calcext:value-type="float">
            <text:p>0,0353115035705</text:p>
          </table:table-cell>
          <table:table-cell table:formula="of:=[.D23]/1.086" office:value-type="float" office:value="0.00279920778585394" calcext:value-type="float">
            <text:p>0,00279920778585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 style:data-style-name="N2" text:time-value="16:36:41.5915695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03T12:32:43.253878662</meta:creation-date>
    <meta:generator>LibreOffice/6.3.3.2$Linux_X86_64 LibreOffice_project/30$Build-2</meta:generator>
    <dc:date>2019-12-15T18:01:13.508976006</dc:date>
    <meta:editing-duration>PT28M53S</meta:editing-duration>
    <meta:editing-cycles>3</meta:editing-cycles>
    <meta:document-statistic meta:table-count="1" meta:cell-count="58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201cm" style:legend-expansion="high" chart:style-name="ch2"/>
        <chart:plot-area chart:style-name="ch3" table:cell-range-address="Sheet1.F15:Sheet1.F18 Sheet1.D14:Sheet1.D18" chart:data-source-has-labels="row" svg:x="0.32cm" svg:y="0.18cm" svg:width="13.097cm" svg:height="8.64cm">
          <chartooo:coordinate-region svg:x="1.047cm" svg:y="0.379cm" svg:width="12.27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5:Sheet1.D18" chart:label-cell-address="Sheet1.D14:Sheet1.D14" chart:class="chart:scatter">
            <chart:domain table:cell-range-address="Sheet1.F15:Sheet1.F18"/>
            <chart:data-point chart:repeated="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sec(cenit)</text:p>
                <draw:g>
                  <svg:desc>Sheet1.D14:Sheet1.D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1008354902529">
                <text:p>1.71008354902529</text:p>
                <draw:g>
                  <svg:desc>Sheet1.F15:Sheet1.F18</svg:desc>
                </draw:g>
              </table:table-cell>
              <table:table-cell office:value-type="float" office:value="1.30540728933228">
                <text:p>1.30540728933228</text:p>
                <draw:g>
                  <svg:desc>Sheet1.D15:Sheet1.D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03359742438071">
                <text:p>3.03359742438071</text:p>
              </table:table-cell>
              <table:table-cell office:value-type="float" office:value="1.7434467956211">
                <text:p>1.74344679562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60789775207142">
                <text:p>5.60789775207142</text:p>
              </table:table-cell>
              <table:table-cell office:value-type="float" office:value="2.3662015831525">
                <text:p>2.36620158315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.53750884847621">
                <text:p>8.53750884847621</text:p>
              </table:table-cell>
              <table:table-cell office:value-type="float" office:value="2.92380440016309">
                <text:p>2.923804400163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